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a86" officeooo:paragraph-rsid="0003ca86"/>
    </style:style>
    <style:style style:name="P2" style:family="paragraph" style:parent-style-name="Standard">
      <style:text-properties fo:font-style="italic" officeooo:rsid="0003ca86" officeooo:paragraph-rsid="0003ca86" style:font-style-asian="italic" style:font-style-complex="italic"/>
    </style:style>
    <style:style style:name="P3" style:family="paragraph" style:parent-style-name="Standard" style:list-style-name="L1">
      <style:text-properties officeooo:rsid="0003ca86" officeooo:paragraph-rsid="0003ca86"/>
    </style:style>
    <style:style style:name="P4" style:family="paragraph" style:parent-style-name="Standard" style:list-style-name="L1">
      <style:text-properties officeooo:rsid="0005aa1b" officeooo:paragraph-rsid="0005aa1b"/>
    </style:style>
    <style:style style:name="P5" style:family="paragraph" style:parent-style-name="Standard">
      <style:text-properties officeooo:rsid="0005aa1b" officeooo:paragraph-rsid="0003ca86"/>
    </style:style>
    <style:style style:name="P6" style:family="paragraph" style:parent-style-name="Standard" style:list-style-name="L1">
      <style:text-properties officeooo:rsid="00072d7b" officeooo:paragraph-rsid="00072d7b"/>
    </style:style>
    <style:style style:name="P7" style:family="paragraph" style:parent-style-name="Standard" style:list-style-name="L1">
      <style:text-properties officeooo:rsid="0008374b" officeooo:paragraph-rsid="0008374b"/>
    </style:style>
    <style:style style:name="P8" style:family="paragraph" style:parent-style-name="Standard">
      <style:text-properties officeooo:rsid="000a4a71" officeooo:paragraph-rsid="000a4a71"/>
    </style:style>
    <style:style style:name="P9" style:family="paragraph" style:parent-style-name="Standard" style:list-style-name="L2">
      <style:text-properties officeooo:rsid="000a4a71" officeooo:paragraph-rsid="000a4a71"/>
    </style:style>
    <style:style style:name="P10" style:family="paragraph" style:parent-style-name="Standard">
      <style:text-properties officeooo:rsid="000a4a71" officeooo:paragraph-rsid="000ce6b4"/>
    </style:style>
    <style:style style:name="P11" style:family="paragraph" style:parent-style-name="Standard" style:list-style-name="L2">
      <style:text-properties fo:language="pt" fo:country="BR" officeooo:rsid="000a4a71" officeooo:paragraph-rsid="000a4a71"/>
    </style:style>
    <style:style style:name="P12" style:family="paragraph" style:parent-style-name="Standard" style:list-style-name="L2">
      <style:text-properties officeooo:rsid="000b3e59" officeooo:paragraph-rsid="000b3e59"/>
    </style:style>
    <style:style style:name="P13" style:family="paragraph" style:parent-style-name="Standard">
      <style:text-properties officeooo:rsid="000b3e59" officeooo:paragraph-rsid="000b3e59"/>
    </style:style>
    <style:style style:name="P14" style:family="paragraph" style:parent-style-name="Standard" style:list-style-name="L2">
      <style:text-properties officeooo:rsid="000c7bd5" officeooo:paragraph-rsid="000c7bd5"/>
    </style:style>
    <style:style style:name="P15" style:family="paragraph" style:parent-style-name="Standard" style:list-style-name="L2">
      <style:text-properties officeooo:rsid="000ce6b4" officeooo:paragraph-rsid="000ce6b4"/>
    </style:style>
    <style:style style:name="T1" style:family="text">
      <style:text-properties officeooo:rsid="000767f7"/>
    </style:style>
    <style:style style:name="T2" style:family="text">
      <style:text-properties officeooo:rsid="0008b407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185d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pt" fo:country="BR" fo:font-style="normal" style:font-style-asian="normal" style:font-style-complex="normal"/>
    </style:style>
    <style:style style:name="T8" style:family="text">
      <style:text-properties fo:language="pt" fo:country="BR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pt" fo:country="BR" fo:font-style="normal" fo:font-weight="normal" officeooo:rsid="000b3e59" style:font-style-asian="normal" style:font-weight-asian="normal" style:font-style-complex="normal" style:font-weight-complex="normal"/>
    </style:style>
    <style:style style:name="T10" style:family="text">
      <style:text-properties fo:color="#c9211e" loext:opacity="100%" fo:language="pt" fo:country="BR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18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arta feira as 3 horas na capela.</text:p>
      <text:p text:style-name="P1"/>
      <text:p text:style-name="P1">Nova zelândia – Geral</text:p>
      <text:p text:style-name="P1">Maoris – específico</text:p>
      <text:p text:style-name="P1"/>
      <text:list xml:id="list1518646887" text:style-name="L1">
        <text:list-item>
          <text:p text:style-name="P3">Slides → <text:span text:style-name="T1">Leo</text:span><text:span text:style-name="T2">nardo</text:span></text:p>
        </text:list-item>
        <text:list-item>
          <text:p text:style-name="P6">Origem → <text:span text:style-name="T1">Vanessa</text:span></text:p>
        </text:list-item>
        <text:list-item>
          <text:p text:style-name="P7"><text:span text:style-name="T2">História e </text:span>Curiosidades → <text:span text:style-name="T2">Jediel</text:span></text:p>
        </text:list-item>
        <text:list-item>
          <text:p text:style-name="P7">Tatuagem → <text:span text:style-name="T2">TODOS</text:span></text:p>
        </text:list-item>
        <text:list-item>
          <text:p text:style-name="P3">Comida típica → <text:span text:style-name="T1">Glaucia</text:span></text:p>
        </text:list-item>
        <text:list-item>
          <text:p text:style-name="P4">Vocabulário → <text:span text:style-name="T1">Wanne</text:span></text:p>
        </text:list-item>
        <text:list-item>
          <text:p text:style-name="P3">Etiqueta → <text:span text:style-name="T1">Gabriela</text:span></text:p>
        </text:list-item>
        <text:list-item>
          <text:p text:style-name="P4">Dança → <text:span text:style-name="T2">TODOS, mas o Leo vai explicar eu acho</text:span></text:p>
        </text:list-item>
      </text:list>
      <text:p text:style-name="P5"/>
      <text:p text:style-name="P5"/>
      <text:p text:style-name="P8">História do povo maori</text:p>
      <text:list xml:id="list2095611464" text:style-name="L2">
        <text:list-item>
          <text:p text:style-name="P11">Os maori vieram de Taiti em 134<text:span text:style-name="T11">0 d.C</text:span></text:p>
        </text:list-item>
        <text:list-item>
          <text:p text:style-name="P11">Isso aconteceu graças a informação que foi passada de geração em geração.</text:p>
        </text:list-item>
        <text:list-item>
          <text:p text:style-name="P11">Kupe um ancestral Maori descobriu a Nova Zelândia em 650 d.C. Ele saiu sozinho em uma canoa, procurando uma nova terra para seu povo. Ele descobriu o país da Nova Zelândia.</text:p>
        </text:list-item>
        <text:list-item>
          <text:p text:style-name="P11">Ele deu o nome de “<text:span text:style-name="T3">Aotear</text:span><text:span text:style-name="T4">o</text:span><text:span text:style-name="T3">a”, </text:span><text:span text:style-name="T5">que significa </text:span><text:span text:style-name="T3">Terra da Longa Nuvem Branca</text:span><text:span text:style-name="T5">.</text:span></text:p>
        </text:list-item>
        <text:list-item>
          <text:p text:style-name="P11"><text:span text:style-name="T5">Depois de muitos anos de Guerra no Taiti. O povo decidiu que bastava e queriam se mudar.</text:span></text:p>
        </text:list-item>
        <text:list-item>
          <text:p text:style-name="P9"><text:span text:style-name="T7">Eles queriam encontrar a terra de </text:span><text:span text:style-name="T6">Aotearoa</text:span><text:span text:style-name="T8"> que seu ancestral Kupe tinha descoberto</text:span></text:p>
        </text:list-item>
        <text:list-item>
          <text:p text:style-name="P9"><text:span text:style-name="T8">Então eles começaram a construir canoas gigantes, </text:span><text:span text:style-name="T9">para cerca de 50 até 100 pessoas</text:span></text:p>
        </text:list-item>
        <text:list-item>
          <text:p text:style-name="P12"><text:span text:style-name="T8">Essa foi a migração do povo Maori</text:span></text:p>
        </text:list-item>
        <text:list-item>
          <text:p text:style-name="P12"><text:span text:style-name="T8">Das </text:span><text:span text:style-name="T10">16</text:span><text:span text:style-name="T8"> canoas que saíram de Taiti, apenas </text:span><text:span text:style-name="T10">7</text:span><text:span text:style-name="T8"> chegaram</text:span></text:p>
        </text:list-item>
        <text:list-item>
          <text:p text:style-name="P12"><text:span text:style-name="T8">As 7 canoas que chegaram, formaram as 7 principais tribos que temos no país hoje.</text:span></text:p>
        </text:list-item>
        <text:list-item>
          <text:p text:style-name="P12"><text:span text:style-name="T8">As pessoas viviam primeiro na costa, então eles vieram adentrando e descobriram Rotarua</text:span></text:p>
        </text:list-item>
      </text:list>
      <text:p text:style-name="P13"><text:span text:style-name="T8"/></text:p>
      <text:list xml:id="list204841973873436" text:continue-numbering="true" text:style-name="L2">
        <text:list-item>
          <text:p text:style-name="P14"><text:span text:style-name="T8">O único Jeito de entrar em uma cidade Maori é com a cerimônia de boas-vindas chamada Powhiri.</text:span></text:p>
        </text:list-item>
        <text:list-item>
          <text:p text:style-name="P15"><text:span text:style-name="T8">Você deve ser bem vindo no vilarejo</text:span></text:p>
        </text:list-item>
        <text:list-item>
          <text:p text:style-name="P15"><text:span text:style-name="T8">Se você não é bem vindo você deve ficar do lado de fora</text:span></text:p>
        </text:list-item>
        <text:list-item>
          <text:p text:style-name="P15"><text:span text:style-name="T8">As duas únicas razões pelas quais as tribos se visitavam era em paz, ou para lutar contra elas</text:span></text:p>
        </text:list-item>
        <text:list-item>
          <text:p text:style-name="P15"><text:span text:style-name="T8">Terra ou mulheres, os dois principais motivos das brigas</text:span></text:p>
        </text:list-item>
        <text:list-item>
          <text:p text:style-name="P15"><text:span text:style-name="T8">Desafio para todos que vem ao vilarejo, chamado Wero</text:span></text:p>
        </text:list-item>
        <text:list-item>
          <text:p text:style-name="P15"><text:span text:style-name="T8">O Chefe da vila coloca uma oferta de paz no chão.</text:span></text:p>
        </text:list-item>
        <text:list-item>
          <text:p text:style-name="P15"><text:span text:style-name="T8">O representante da vila, do povo que veio visitar (ou do ônibus turista) pega a oferta do chão significando que todos que vieram, vieram em paz.</text:span></text:p>
        </text:list-item>
        <text:list-item>
          <text:p text:style-name="P15"><text:span text:style-name="T8">No passado, se você recusasse a oferta ou pegasse e quebrasse ela isso significava GUERRA</text:span></text:p>
        </text:list-item>
      </text:list>
      <text:p text:style-name="P10"><text:span text:style-name="T6"/></text:p>
      <text:p text:style-name="P10"><text:span text:style-name="T6"/></text:p>
      <text:p text:style-name="P8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4-25T20:48:41.449000000</dc:date>
    <meta:editing-duration>PT3H11M29S</meta:editing-duration>
    <meta:editing-cycles>7</meta:editing-cycles>
    <meta:document-statistic meta:table-count="0" meta:image-count="0" meta:object-count="0" meta:page-count="1" meta:paragraph-count="32" meta:word-count="356" meta:character-count="1836" meta:non-whitespace-character-count="1538"/>
  </office:meta>
</office:document-meta>
</file>